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"/>
    <style:style style:name="ce3" style:family="table-cell" style:parent-style-name="Default" style:data-style-name="N129"/>
    <style:style style:name="ce7" style:family="table-cell" style:parent-style-name="Default" style:data-style-name="N13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2776in" svg:height="7.6547in" svg:x="5.3547in" svg:y="0.0524in">
            <draw:object draw:notify-on-update-of-ranges="Sheet1.C6:Sheet1.C13 Sheet1.D6:Sheet1.D13 Sheet1.C6:Sheet1.C13 Sheet1.E6:Sheet1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2142in" svg:height="3.5449in" svg:x="0in" svg:y="3.7543in">
            <draw:object draw:notify-on-update-of-ranges="Sheet1.C6:Sheet1.C13 Sheet1.F6:Sheet1.F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042" calcext:value-type="float">
            <text:p>204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.22" calcext:value-type="float">
            <text:p>1.2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hex</text:p>
          </table:table-cell>
          <table:table-cell table:style-name="ce1" office:value-type="string" calcext:value-type="string">
            <text:p>dec</text:p>
          </table:table-cell>
          <table:table-cell table:style-name="ce1" office:value-type="string" calcext:value-type="string">
            <text:p>calculated</text:p>
          </table:table-cell>
          <table:table-cell table:style-name="ce1" office:value-type="string" calcext:value-type="string">
            <text:p>measured</text:p>
          </table:table-cell>
          <table:table-cell table:style-name="ce1" office:value-type="string" calcext:value-type="string">
            <text:p>error</text:p>
          </table:table-cell>
        </table:table-row>
        <table:table-row table:style-name="ro1">
          <table:table-cell/>
          <table:table-cell table:style-name="ce2" office:value-type="string" calcext:value-type="string">
            <text:p>FFF</text:p>
          </table:table-cell>
          <table:table-cell table:formula="of:=HEX2DEC([.B6])" office:value-type="float" office:value="4095" calcext:value-type="float">
            <text:p>4095</text:p>
          </table:table-cell>
          <table:table-cell table:style-name="ce3" table:formula="of:=([.D$2]-[.C6])*[.D$3]/[.D$2]" office:value-type="float" office:value="-1.22657198824682" calcext:value-type="float">
            <text:p>-1.2266</text:p>
          </table:table-cell>
          <table:table-cell office:value-type="float" office:value="-1.162" calcext:value-type="float">
            <text:p>-1.162</text:p>
          </table:table-cell>
          <table:table-cell table:style-name="ce7" table:formula="of:=[.E6]-[.D6]" office:value-type="float" office:value="0.0645719882468168" calcext:value-type="float">
            <text:p>0.065</text:p>
          </table:table-cell>
        </table:table-row>
        <table:table-row table:style-name="ro1">
          <table:table-cell/>
          <table:table-cell table:style-name="ce2" office:value-type="string" calcext:value-type="string">
            <text:p>7FF</text:p>
          </table:table-cell>
          <table:table-cell table:formula="of:=HEX2DEC([.B7])" office:value-type="float" office:value="2047" calcext:value-type="float">
            <text:p>2047</text:p>
          </table:table-cell>
          <table:table-cell table:style-name="ce3" table:formula="of:=([.D$2]-[.C7])*[.D$3]/[.D$2]" office:value-type="float" office:value="-0.00298726738491675" calcext:value-type="float">
            <text:p>-0.0030</text:p>
          </table:table-cell>
          <table:table-cell office:value-type="float" office:value="-0.0027" calcext:value-type="float">
            <text:p>-0.0027</text:p>
          </table:table-cell>
          <table:table-cell table:style-name="ce7" table:formula="of:=[.E7]-[.D7]" office:value-type="float" office:value="0.000287267384916748" calcext:value-type="float">
            <text:p>0.000</text:p>
          </table:table-cell>
        </table:table-row>
        <table:table-row table:style-name="ro1">
          <table:table-cell/>
          <table:table-cell table:style-name="ce2" office:value-type="string" calcext:value-type="string">
            <text:p>BFF</text:p>
          </table:table-cell>
          <table:table-cell table:formula="of:=HEX2DEC([.B8])" office:value-type="float" office:value="3071" calcext:value-type="float">
            <text:p>3071</text:p>
          </table:table-cell>
          <table:table-cell table:style-name="ce3" table:formula="of:=([.D$2]-[.C8])*[.D$3]/[.D$2]" office:value-type="float" office:value="-0.614779627815867" calcext:value-type="float">
            <text:p>-0.6148</text:p>
          </table:table-cell>
          <table:table-cell office:value-type="float" office:value="-0.628" calcext:value-type="float">
            <text:p>-0.628</text:p>
          </table:table-cell>
          <table:table-cell table:style-name="ce7" table:formula="of:=[.E8]-[.D8]" office:value-type="float" office:value="-0.0132203721841333" calcext:value-type="float">
            <text:p>-0.013</text:p>
          </table:table-cell>
        </table:table-row>
        <table:table-row table:style-name="ro1">
          <table:table-cell/>
          <table:table-cell table:style-name="ce2" office:value-type="string" calcext:value-type="string">
            <text:p>F7F</text:p>
          </table:table-cell>
          <table:table-cell table:formula="of:=HEX2DEC([.B9])" office:value-type="float" office:value="3967" calcext:value-type="float">
            <text:p>3967</text:p>
          </table:table-cell>
          <table:table-cell table:style-name="ce3" table:formula="of:=([.D$2]-[.C9])*[.D$3]/[.D$2]" office:value-type="float" office:value="-1.15009794319295" calcext:value-type="float">
            <text:p>-1.1501</text:p>
          </table:table-cell>
          <table:table-cell office:value-type="float" office:value="-1.106" calcext:value-type="float">
            <text:p>-1.106</text:p>
          </table:table-cell>
          <table:table-cell table:style-name="ce7" table:formula="of:=[.E9]-[.D9]" office:value-type="float" office:value="0.044097943192948" calcext:value-type="float">
            <text:p>0.044</text:p>
          </table:table-cell>
        </table:table-row>
        <table:table-row table:style-name="ro1">
          <table:table-cell/>
          <table:table-cell table:style-name="ce2" office:value-type="string" calcext:value-type="string">
            <text:p>FBF</text:p>
          </table:table-cell>
          <table:table-cell table:formula="of:=HEX2DEC([.B10])" office:value-type="float" office:value="4031" calcext:value-type="float">
            <text:p>4031</text:p>
          </table:table-cell>
          <table:table-cell table:style-name="ce3" table:formula="of:=([.D$2]-[.C10])*[.D$3]/[.D$2]" office:value-type="float" office:value="-1.18833496571988" calcext:value-type="float">
            <text:p>-1.1883</text:p>
          </table:table-cell>
          <table:table-cell office:value-type="float" office:value="-1.133" calcext:value-type="float">
            <text:p>-1.133</text:p>
          </table:table-cell>
          <table:table-cell table:style-name="ce7" table:formula="of:=[.E10]-[.D10]" office:value-type="float" office:value="0.0553349657198825" calcext:value-type="float">
            <text:p>0.055</text:p>
          </table:table-cell>
        </table:table-row>
        <table:table-row table:style-name="ro1">
          <table:table-cell/>
          <table:table-cell table:style-name="ce2" office:value-type="string" calcext:value-type="string">
            <text:p>33F</text:p>
          </table:table-cell>
          <table:table-cell table:formula="of:=HEX2DEC([.B11])" office:value-type="float" office:value="831" calcext:value-type="float">
            <text:p>831</text:p>
          </table:table-cell>
          <table:table-cell table:style-name="ce3" table:formula="of:=([.D$2]-[.C11])*[.D$3]/[.D$2]" office:value-type="float" office:value="0.723516160626836" calcext:value-type="float">
            <text:p>0.7235</text:p>
          </table:table-cell>
          <table:table-cell office:value-type="float" office:value="0.74" calcext:value-type="float">
            <text:p>0.74</text:p>
          </table:table-cell>
          <table:table-cell table:style-name="ce7" table:formula="of:=[.E11]-[.D11]" office:value-type="float" office:value="0.0164838393731636" calcext:value-type="float">
            <text:p>0.016</text:p>
          </table:table-cell>
        </table:table-row>
        <table:table-row table:style-name="ro1">
          <table:table-cell/>
          <table:table-cell table:style-name="ce2" office:value-type="string" calcext:value-type="string">
            <text:p>000</text:p>
          </table:table-cell>
          <table:table-cell table:formula="of:=HEX2DEC([.B12])" office:value-type="float" office:value="0" calcext:value-type="float">
            <text:p>0</text:p>
          </table:table-cell>
          <table:table-cell table:style-name="ce3" table:formula="of:=([.D$2]-[.C12])*[.D$3]/[.D$2]" office:value-type="float" office:value="1.22" calcext:value-type="float">
            <text:p>1.2200</text:p>
          </table:table-cell>
          <table:table-cell office:value-type="float" office:value="1.158" calcext:value-type="float">
            <text:p>1.158</text:p>
          </table:table-cell>
          <table:table-cell table:style-name="ce7" table:formula="of:=[.E12]-[.D12]" office:value-type="float" office:value="-0.0620000000000001" calcext:value-type="float">
            <text:p>-0.062</text:p>
          </table:table-cell>
        </table:table-row>
        <table:table-row table:style-name="ro1">
          <table:table-cell/>
          <table:table-cell table:style-name="ce2" office:value-type="string" calcext:value-type="string">
            <text:p>040</text:p>
          </table:table-cell>
          <table:table-cell table:formula="of:=HEX2DEC([.B13])" office:value-type="float" office:value="64" calcext:value-type="float">
            <text:p>64</text:p>
          </table:table-cell>
          <table:table-cell table:style-name="ce3" table:formula="of:=([.D$2]-[.C13])*[.D$3]/[.D$2]" office:value-type="float" office:value="1.18176297747307" calcext:value-type="float">
            <text:p>1.1818</text:p>
          </table:table-cell>
          <table:table-cell office:value-type="float" office:value="1.129" calcext:value-type="float">
            <text:p>1.129</text:p>
          </table:table-cell>
          <table:table-cell table:style-name="ce7" table:formula="of:=[.E13]-[.D13]" office:value-type="float" office:value="-0.0527629774730656" calcext:value-type="float">
            <text:p>-0.053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800</text:p>
          </table:table-cell>
          <table:table-cell table:formula="of:=HEX2DEC([.B19])" office:value-type="float" office:value="2048" calcext:value-type="float">
            <text:p>2048</text:p>
          </table:table-cell>
          <table:table-cell table:style-name="ce3" table:formula="of:=([.D$2]-[.C19])*[.D$3]/[.D$2]" office:value-type="float" office:value="-0.0035847208619001" calcext:value-type="float">
            <text:p>-0.00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3">00/00/0000</text:date>, <text:time style:data-style-name="N2" text:time-value="11:28:31.7762944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3T10:03:02.235738928</meta:creation-date>
    <dc:date>2025-08-13T11:39:58.340178361</dc:date>
    <meta:editing-duration>PT23M44S</meta:editing-duration>
    <meta:editing-cycles>5</meta:editing-cycles>
    <meta:generator>LibreOffice/24.2.7.2$Linux_X86_64 LibreOffice_project/420$Build-2</meta:generator>
    <meta:document-statistic meta:table-count="1" meta:cell-count="5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25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46cm" svg:height="19.444cm" xlink:href=".." xlink:type="simple" chart:class="chart:scatter" chart:style-name="ch1">
        <chart:legend chart:legend-position="end" svg:x="25.794cm" svg:y="9.174cm" style:legend-expansion="high" chart:style-name="ch2"/>
        <chart:plot-area chart:style-name="ch3" table:cell-range-address="Sheet1.C6:Sheet1.E13" svg:x="0.572cm" svg:y="0.388cm" svg:width="24.65cm" svg:height="18.668cm">
          <chart:coordinate-region svg:x="1.405cm" svg:y="0.587cm" svg:width="23.445cm" svg:height="18.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D6:Sheet1.D13" chart:class="chart:scatter">
            <chart:domain table:cell-range-address="Sheet1.C6:Sheet1.C13"/>
            <chart:data-point chart:repeated="8"/>
          </chart:series>
          <chart:series chart:style-name="ch8" chart:values-cell-range-address="Sheet1.E6:Sheet1.E13" chart:class="chart:scatte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5">
                <text:p>4095</text:p>
                <draw:g>
                  <svg:desc>Sheet1.C6:Sheet1.C13</svg:desc>
                </draw:g>
              </table:table-cell>
              <table:table-cell office:value-type="float" office:value="-1.22657198824682">
                <text:p>-1.22657198824682</text:p>
                <draw:g>
                  <svg:desc>Sheet1.D6:Sheet1.D13</svg:desc>
                </draw:g>
              </table:table-cell>
              <table:table-cell office:value-type="float" office:value="-1.162">
                <text:p>-1.162</text:p>
                <draw:g>
                  <svg:desc>Sheet1.E6:Sheet1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7">
                <text:p>2047</text:p>
              </table:table-cell>
              <table:table-cell office:value-type="float" office:value="-0.00298726738491675">
                <text:p>-0.00298726738491675</text:p>
              </table:table-cell>
              <table:table-cell office:value-type="float" office:value="-0.0027">
                <text:p>-0.0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1">
                <text:p>3071</text:p>
              </table:table-cell>
              <table:table-cell office:value-type="float" office:value="-0.614779627815867">
                <text:p>-0.614779627815867</text:p>
              </table:table-cell>
              <table:table-cell office:value-type="float" office:value="-0.628">
                <text:p>-0.6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67">
                <text:p>3967</text:p>
              </table:table-cell>
              <table:table-cell office:value-type="float" office:value="-1.15009794319295">
                <text:p>-1.15009794319295</text:p>
              </table:table-cell>
              <table:table-cell office:value-type="float" office:value="-1.106">
                <text:p>-1.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31">
                <text:p>4031</text:p>
              </table:table-cell>
              <table:table-cell office:value-type="float" office:value="-1.18833496571988">
                <text:p>-1.18833496571988</text:p>
              </table:table-cell>
              <table:table-cell office:value-type="float" office:value="-1.133">
                <text:p>-1.1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1">
                <text:p>831</text:p>
              </table:table-cell>
              <table:table-cell office:value-type="float" office:value="0.723516160626836">
                <text:p>0.723516160626836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.22">
                <text:p>1.22</text:p>
              </table:table-cell>
              <table:table-cell office:value-type="float" office:value="1.158">
                <text:p>1.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1.18176297747307">
                <text:p>1.18176297747307</text:p>
              </table:table-cell>
              <table:table-cell office:value-type="float" office:value="1.129">
                <text:p>1.1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45cm" svg:height="9.005cm" xlink:href=".." xlink:type="simple" chart:class="chart:scatter" chart:style-name="ch1">
        <chart:title svg:x="6.049cm" svg:y="0.316cm" chart:style-name="ch2">
          <text:p>Error</text:p>
        </chart:title>
        <chart:legend chart:legend-position="end" svg:x="11.008cm" svg:y="4.203cm" style:legend-expansion="high" chart:style-name="ch3"/>
        <chart:plot-area chart:style-name="ch4" table:cell-range-address="Sheet1.C6:Sheet1.C13 Sheet1.F6:Sheet1.F13" svg:x="0.264cm" svg:y="1.275cm" svg:width="10.48cm" svg:height="7.55cm">
          <chart:coordinate-region svg:x="1.468cm" svg:y="1.474cm" svg:width="8.904cm" svg:height="7.152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F6:Sheet1.F13" chart:class="chart:scatter">
            <chart:domain table:cell-range-address="Sheet1.C6:Sheet1.C13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5">
                <text:p>4095</text:p>
                <draw:g>
                  <svg:desc>Sheet1.C6:Sheet1.C13</svg:desc>
                </draw:g>
              </table:table-cell>
              <table:table-cell office:value-type="float" office:value="0.0645719882468168">
                <text:p>0.0645719882468168</text:p>
                <draw:g>
                  <svg:desc>Sheet1.F6:Sheet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47">
                <text:p>2047</text:p>
              </table:table-cell>
              <table:table-cell office:value-type="float" office:value="0.000287267384916748">
                <text:p>0.0002872673849167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71">
                <text:p>3071</text:p>
              </table:table-cell>
              <table:table-cell office:value-type="float" office:value="-0.0132203721841333">
                <text:p>-0.0132203721841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67">
                <text:p>3967</text:p>
              </table:table-cell>
              <table:table-cell office:value-type="float" office:value="0.044097943192948">
                <text:p>0.044097943192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31">
                <text:p>4031</text:p>
              </table:table-cell>
              <table:table-cell office:value-type="float" office:value="0.0553349657198825">
                <text:p>0.0553349657198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1">
                <text:p>831</text:p>
              </table:table-cell>
              <table:table-cell office:value-type="float" office:value="0.0164838393731636">
                <text:p>0.0164838393731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-0.0620000000000001">
                <text:p>-0.062000000000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">
                <text:p>64</text:p>
              </table:table-cell>
              <table:table-cell office:value-type="float" office:value="-0.0527629774730656">
                <text:p>-0.05276297747306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